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4.25mm" svg:y="1.26mm">
            <loext:p draw:notify-on-update-of-ranges="Sheet1.B1:Sheet1.B1 Sheet1.B2:Sheet1.B4 Sheet1.C1:Sheet1.C1 Sheet1.C2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54" calcext:value-type="float">
            <text:p>0.00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7:02:08.763892164</meta:creation-date>
    <dc:date>2021-11-26T17:26:43.245175276</dc:date>
    <meta:editing-duration>PT4M4S</meta:editing-duration>
    <meta:editing-cycles>1</meta:editing-cycles>
    <meta:document-statistic meta:table-count="1" meta:cell-count="11" meta:object-count="1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8cm" svg:y="0.315cm" chart:style-name="ch2">
          <text:p>TPR and FPR vs Training Stage</text:p>
        </chart:title>
        <chart:legend chart:legend-position="end" svg:x="13.968cm" svg:y="4.005cm" style:legend-expansion="high" chart:style-name="ch3"/>
        <chart:plot-area chart:style-name="ch4" table:cell-range-address="Sheet1.B1:Sheet1.C4" chart:data-source-has-labels="row" svg:x="1.279cm" svg:y="1.248cm" svg:width="12.369cm" svg:height="6.643cm">
          <chartooo:coordinate-region svg:x="2.562cm" svg:y="1.421cm" svg:width="10.992cm" svg:height="5.876cm"/>
          <chart:axis chart:dimension="x" chart:name="primary-x" chart:style-name="ch5">
            <chart:title svg:x="6.903cm" svg:y="8.071cm" chart:style-name="ch6">
              <text:p>Stages</text:p>
            </chart:title>
          </chart:axis>
          <chart:axis chart:dimension="y" chart:name="primary-y" chart:style-name="ch7">
            <chart:title svg:x="0.451cm" svg:y="5.036cm" chart:style-name="ch8">
              <text:p>Value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line">
            <chart:data-point chart:repeated="3"/>
          </chart:series>
          <chart:series chart:style-name="ch11" chart:values-cell-range-address="Sheet1.C2:Sheet1.C4" chart:label-cell-address="Sheet1.C1:Sheet1.C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R</text:p>
                <draw:g>
                  <svg:desc>Sheet1.B1:Sheet1.B1</svg:desc>
                </draw:g>
              </table:table-cell>
              <table:table-cell office:value-type="string">
                <text:p>FP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4</svg:desc>
                </draw:g>
              </table:table-cell>
              <table:table-cell office:value-type="float" office:value="1">
                <text:p>1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54">
                <text:p>0.00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